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ee6ef" fo:border="0.74pt solid #000000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16351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  <table:table-cell table:number-columns-repeated="15361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42"/>
          <table:table-cell table:style-name="ce1" table:number-columns-repeated="982"/>
          <table:table-cell table:number-columns-repeated="15361"/>
        </table:table-row>
        <table:table-row table:style-name="ro2" table:visibility="collapse">
          <table:table-cell table:style-name="ce3" table:number-columns-repeated="40"/>
          <table:table-cell table:style-name="ce42"/>
          <table:table-cell table:style-name="ce1" table:number-columns-repeated="982"/>
          <table:table-cell table:number-columns-repeated="15361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16343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32" office:value-type="string" calcext:value-type="string">
            <text:p>ON_GRID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string" calcext:value-type="string">
            <text:p>MONUMENT</text:p>
          </table:table-cell>
          <table:table-cell table:style-name="ce32"/>
          <table:table-cell table:style-name="ce21" table:content-validation-name="val1" office:value-type="string" calcext:value-type="string">
            <text:p>Neutral Gaia Convertible</text:p>
          </table:table-cell>
          <table:table-cell table:style-name="ce32" table:number-columns-repeated="6"/>
          <table:table-cell table:number-columns-repeated="6"/>
          <table:table-cell table:style-name="ce32" table:number-columns-repeated="12"/>
          <table:table-cell table:number-columns-repeated="2" table:style-name="ce21" table:content-validation-name="val4" office:value-type="string" calcext:value-type="string">
            <text:p>No</text:p>
          </table:table-cell>
          <table:table-cell table:style-name="ce21" table:content-validation-name="val4" office:value-type="string" calcext:value-type="string">
            <text:p>Yes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" table:number-columns-repeated="16343"/>
        </table:table-row>
        <table:table-row table:style-name="ro4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TOWN_CENTER</text:p>
          </table:table-cell>
          <table:table-cell table:style-name="ce15"/>
          <table:table-cell table:style-name="ce21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21" table:content-validation-name="val2" office:value-type="string" calcext:value-type="string">
            <text:p>Tight</text:p>
          </table:table-cell>
          <table:table-cell table:style-name="ce21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32" table:number-columns-repeated="3"/>
          <table:table-cell table:number-columns-repeated="16343"/>
        </table:table-row>
        <table:table-row table:style-name="ro4">
          <table:table-cell table:style-name="ce20" office:value-type="string" calcext:value-type="string">
            <text:p>3</text:p>
          </table:table-cell>
          <table:table-cell table:style-name="ce10" office:value-type="string" calcext:value-type="string">
            <text:p>GOLD</text:p>
          </table:table-cell>
          <table:table-cell table:style-name="ce10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4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0" table:number-columns-repeated="2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table:number-columns-repeated="2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16343"/>
        </table:table-row>
        <table:table-row table:style-name="ro4">
          <table:table-cell table:style-name="ce20" office:value-type="string" calcext:value-type="string">
            <text:p>4</text:p>
          </table:table-cell>
          <table:table-cell table:style-name="ce8" office:value-type="string" calcext:value-type="string">
            <text:p>FORAGE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7])" office:value-type="string" office:string-value="2, 3" calcext:value-type="string">
            <text:p>2, 3</text:p>
          </table:table-cell>
          <table:table-cell table:style-name="ce22" office:value-type="string" calcext:value-type="string">
            <text:p>8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 office:value-type="string" calcext:value-type="string">
            <text:p>5</text:p>
          </table:table-cell>
          <table:table-cell table:style-name="ce8" office:value-type="string" calcext:value-type="string">
            <text:p>STONE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7];[.$A$8])" office:value-type="string" office:string-value="2, 3, 4" calcext:value-type="string">
            <text:p>2, 3, 4</text:p>
          </table:table-cell>
          <table:table-cell table:style-name="ce22" office:value-type="string" calcext:value-type="string">
            <text:p>8, 6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 office:value-type="string" calcext:value-type="string">
            <text:p>6</text:p>
          </table:table-cell>
          <table:table-cell table:style-name="ce8" office:value-type="string" calcext:value-type="string">
            <text:p>VILLAGER_BASE_F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Player Owned</text:p>
          </table:table-cell>
          <table:table-cell table:style-name="ce11" table:number-columns-repeated="4"/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 office:value-type="string" calcext:value-type="string">
            <text:p>7</text:p>
          </table:table-cell>
          <table:table-cell table:style-name="ce8" office:value-type="string" calcext:value-type="string">
            <text:p>SCOUT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Player Owne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 office:value-type="string" calcext:value-type="string">
            <text:p>8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7];[.$A$8];[.$A$9])" office:value-type="string" office:string-value="2, 3, 4, 5" calcext:value-type="string">
            <text:p>2, 3, 4, 5</text:p>
          </table:table-cell>
          <table:table-cell table:style-name="ce22" office:value-type="string" calcext:value-type="string">
            <text:p>14, 8, 4, 4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7];[.$A$8];[.$A$9];[.$A$12])" office:value-type="string" office:string-value="2, 3, 4, 5, 8" calcext:value-type="string">
            <text:p>2, 3, 4, 5, 8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STONE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7];[.$A$8];[.$A$9];[.$A$12];[.$A$13])" office:value-type="string" office:string-value="2, 3, 4, 5, 8" calcext:value-type="string">
            <text:p>2, 3, 4, 5, 8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SHEEP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Player Owned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SHEEP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15])" office:value-type="string" office:string-value="2" calcext:value-type="string">
            <text:p>2</text:p>
          </table:table-cell>
          <table:table-cell table:style-name="ce22" office:value-type="string" calcext:value-type="string">
            <text:p>14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SHEEP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15];[.$A$16])" office:value-type="string" office:string-value="2" calcext:value-type="string">
            <text:p>2</text:p>
          </table:table-cell>
          <table:table-cell table:style-name="ce22" office:value-type="string" calcext:value-type="string">
            <text:p>14, 6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BOAR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BOAR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18])" office:value-type="string" office:string-value="2" calcext:value-type="string">
            <text:p>2</text:p>
          </table:table-cell>
          <table:table-cell table:style-name="ce22" office:value-type="string" calcext:value-type="string">
            <text:p>15, 1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DEER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TREE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TREE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Gaia Convertibl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;[.$A$21])" office:value-type="string" office:string-value="2" calcext:value-type="string">
            <text:p>2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SCOUT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Player Owne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4">
          <table:table-cell table:style-name="ce20"/>
          <table:table-cell table:style-name="ce8" office:value-type="string" calcext:value-type="string">
            <text:p>SCOUT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Player Assigned Player Owned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23" table:content-validation-name="val2" office:value-type="string" calcext:value-type="string">
            <text:p>Tight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8" table:number-columns-repeated="3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1635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2:34:59.1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2T14:41:40.181000000</dc:date>
    <meta:editing-duration>P32DT1H49M10S</meta:editing-duration>
    <meta:editing-cycles>2449</meta:editing-cycles>
    <meta:generator>LibreOffice/24.8.4.1$Windows_X86_64 LibreOffice_project/1be9007f5d86a3741c366527d13e2970cbeef057</meta:generator>
    <meta:document-statistic meta:table-count="1" meta:cell-count="406" meta:object-count="0"/>
  </office:meta>
</office:document-meta>
</file>